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0.416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79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7.3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8.00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2.638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5.46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2.088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1.81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style:paragraph-properties fo:margin-left="0cm" fo:margin-right="0cm" fo:margin-top="0cm" fo:margin-bottom="0cm" fo:line-height="100%" fo:text-indent="0cm"/>
      <style:text-properties fo:font-size="18pt"/>
    </style:style>
    <style:style style:name="P7"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28pt" style:font-size-asian="28pt" style:font-size-complex="28pt"/>
    </style:style>
    <style:style style:name="T5" style:family="text">
      <style:text-properties fo:font-size="11pt" style:font-size-asian="11pt" style:font-size-complex="11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496cm" presentation:class="title" presentation:user-transformed="true">
          <draw:text-box>
            <text:p><text:span text:style-name="T1">Min Avg Two Slice</text:span><text:span text:style-name="T1"><text:line-break/></text:span><text:span text:style-name="T1">Find the minimal average of any slice containing at least two elements. </text:span><text:span text:style-name="T1"><text:line-break/></text:span><text:span text:style-name="T1">Complexity: Medium</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2" draw:text-style-name="P2" draw:layer="layout" svg:width="27.305cm" svg:height="10.666cm" svg:x="0.195cm" svg:y="2.24cm">
          <draw:text-box>
            <text:p><text:span text:style-name="T2">A non-empty array A consisting of N integers is given. A pair of integers (P, Q), such that 0 ≤ P &lt; Q &lt; N, is called a slice of array A (notice that the slice contains at least two elements). The average of a slice (P, Q) is the sum of A[P] + A[P + 1] + ... + A[Q] divided by the length of the slice. To be precise, the average equals (A[P] + A[P + 1] + ... + A[Q]) / (Q − P + 1).</text:span></text:p>
            <text:p/>
            <text:p><text:span text:style-name="T2">The goal is to find the starting position of a slice whose average is minimal.</text:span></text:p>
            <text:p/>
            <text:p><text:span text:style-name="T2">Write a function:</text:span></text:p>
            <text:p><text:span text:style-name="T2"><text:s text:c="4"/></text:span><text:span text:style-name="T2">def solution(A)</text:span></text:p>
            <text:p/>
            <text:p><text:span text:style-name="T2">that, given a non-empty array A consisting of N integers, returns the starting position of the slice with the minimal average. If there is more than one slice with a minimal average, you should return the smallest starting position of such a slice.</text:span></text:p>
            <text:p/>
            <text:p><text:span text:style-name="T2">Write an efficient algorithm for the following assumptions:</text:span></text:p>
            <text:p/>
            <text:p><text:span text:style-name="T2"><text:s text:c="8"/></text:span><text:span text:style-name="T2">N is an integer within the range [2..100,000];</text:span></text:p>
            <text:p><text:span text:style-name="T2"><text:s text:c="8"/></text:span><text:span text:style-name="T2">each element of array A is an integer within the range [−10,000..10,000].</text:span></text:p>
            <text:p/>
            <text:p><text:span text:style-name="T2"/></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Example</text:p>
          </draw:text-box>
        </draw:frame>
        <draw:frame draw:style-name="gr3" draw:text-style-name="P2" draw:layer="layout" svg:width="26.67cm" svg:height="12.338cm" svg:x="0.235cm" svg:y="2.24cm">
          <draw:text-box>
            <text:p text:style-name="P3">For example, array A such that:</text:p>
            <text:p text:style-name="P3"><text:s text:c="4"/>A[0] = 4</text:p>
            <text:p text:style-name="P3"><text:s text:c="4"/>A[1] = 2</text:p>
            <text:p text:style-name="P3"><text:s text:c="4"/>A[2] = 2</text:p>
            <text:p text:style-name="P3"><text:s text:c="4"/>A[3] = 5</text:p>
            <text:p text:style-name="P3"><text:s text:c="4"/>A[4] = 1</text:p>
            <text:p text:style-name="P3"><text:s text:c="4"/>A[5] = 5</text:p>
            <text:p text:style-name="P3"><text:s text:c="4"/>A[6] = 8</text:p>
            <text:p text:style-name="P3"/>
            <text:p text:style-name="P3">contains the following example slices:</text:p>
            <text:p text:style-name="P3"/>
            <text:p text:style-name="P3"><text:s text:c="8"/>slice (1, 2), whose average is (2 + 2) / 2 = 2;</text:p>
            <text:p text:style-name="P3"><text:s text:c="8"/>slice (3, 4), whose average is (5 + 1) / 2 = 3;</text:p>
            <text:p text:style-name="P3"><text:s text:c="8"/>slice (1, 4), whose average is (2 + 2 + 5 + 1) / 4 = 2.5.</text:p>
            <text:p text:style-name="P3"/>
            <text:p text:style-name="P3">So, the function should return the index of 1 in this case.</text:p>
            <text:p text:style-name="P3"/>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int (1)</text:p>
          </draw:text-box>
        </draw:frame>
        <draw:frame draw:style-name="gr4" draw:text-style-name="P2" draw:layer="layout" svg:width="25.4cm" svg:height="4.445cm" svg:x="0.635cm" svg:y="2.54cm">
          <draw:text-box>
            <text:p>To solve this problem efficiently, you can use the fact that the minimum average slice must be of length 2 or 3. Any larger slice can be split into smaller slices, and if the larger slice has a lower average, one of its smaller slices will also have a lower average.</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ode (1)</text:p>
          </draw:text-box>
        </draw:frame>
        <draw:frame draw:style-name="gr5" draw:text-style-name="P2" draw:layer="layout" svg:width="11.195cm" svg:height="13.049cm" svg:x="0.235cm" svg:y="2.14cm">
          <draw:text-box>
            <text:p><text:span text:style-name="T3">def solution(A):</text:span></text:p>
            <text:p><text:span text:style-name="T3"><text:s text:c="4"/></text:span><text:span text:style-name="T3">N = len(A)</text:span></text:p>
            <text:p><text:span text:style-name="T3"/></text:p>
            <text:p><text:span text:style-name="T3"><text:s text:c="4"/></text:span><text:span text:style-name="T3">min_avg = (A[0] + A[1]) / 2.0</text:span></text:p>
            <text:p><text:span text:style-name="T3"><text:s text:c="4"/></text:span><text:span text:style-name="T3">min_start = 0</text:span></text:p>
            <text:p/>
            <text:p><text:span text:style-name="T3"><text:s text:c="4"/></text:span><text:span text:style-name="T3">for i in range(2, N):</text:span></text:p>
            <text:p><text:span text:style-name="T3"><text:s text:c="8"/></text:span><text:span text:style-name="T3"># Calculate the average of a slice of length 2</text:span></text:p>
            <text:p><text:span text:style-name="T3"><text:s text:c="8"/></text:span><text:span text:style-name="T3">avg_2 = (A[i - 1] + A[i]) / 2.0</text:span></text:p>
            <text:p><text:span text:style-name="T3"><text:s text:c="8"/></text:span><text:span text:style-name="T3">if avg_2 &lt; min_avg:</text:span></text:p>
            <text:p><text:span text:style-name="T3"><text:s text:c="12"/></text:span><text:span text:style-name="T3">min_avg = avg_2</text:span></text:p>
            <text:p><text:span text:style-name="T3"><text:s text:c="12"/></text:span><text:span text:style-name="T3">min_start = i - 1</text:span></text:p>
            <text:p/>
            <text:p><text:span text:style-name="T3"><text:s text:c="8"/></text:span><text:span text:style-name="T3"># Calculate the average of a slice of length 3</text:span></text:p>
            <text:p><text:span text:style-name="T3"><text:s text:c="8"/></text:span><text:span text:style-name="T3">avg_3 = (A[i - 2] + A[i - 1] + A[i]) / 3.0</text:span></text:p>
            <text:p><text:span text:style-name="T3"><text:s text:c="8"/></text:span><text:span text:style-name="T3">if avg_3 &lt; min_avg:</text:span></text:p>
            <text:p><text:span text:style-name="T3"><text:s text:c="12"/></text:span><text:span text:style-name="T3">min_avg = avg_3</text:span></text:p>
            <text:p><text:span text:style-name="T3"><text:s text:c="12"/></text:span><text:span text:style-name="T3">min_start = i - 2</text:span></text:p>
            <text:p/>
            <text:p><text:span text:style-name="T3"><text:s text:c="4"/></text:span><text:span text:style-name="T3">return min_start</text:span></text:p>
            <text:p><text:span text:style-name="T3"/></text:p>
            <text:p><text:span text:style-name="T3">A = [4, 2, 2, 5, 1, 5, 8] # Example run</text:span></text:p>
            <text:p><text:span text:style-name="T3">result = solution(A)</text:span></text:p>
            <text:p><text:span text:style-name="T3">print(result)</text:span></text:p>
            <text:p/>
          </draw:text-box>
        </draw:frame>
        <draw:frame draw:style-name="gr6" draw:text-style-name="P2" draw:layer="layout" svg:width="15.875cm" svg:height="7.62cm" svg:x="12.125cm" svg:y="2.54cm">
          <draw:text-box>
            <text:p>This algorithm has a time complexity of O(N) because it iterates through the array only once. The key observation is that the minimal average slice of length 2 or 3 will cover the minimal average slice of any larger length.</text:p>
            <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4">Can we redo this code to use the concept of prefix sums?</text:span></text:p>
          </draw:text-box>
        </draw:frame>
        <draw:frame draw:style-name="gr7" draw:text-style-name="P2" draw:layer="layout" svg:width="24.13cm" svg:height="8.255cm" svg:x="0.635cm" svg:y="2.54cm">
          <draw:text-box>
            <text:p>Certainly! You can use the concept of prefix sums to optimize the calculation of slice sums. The idea is to precompute the prefix sums of the array, and then use them to calculate slice sums in constant time. Here's the modified code:</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ode (2)</text:p>
          </draw:text-box>
        </draw:frame>
        <draw:frame draw:style-name="gr8" draw:text-style-name="P2" draw:layer="layout" svg:width="21.59cm" svg:height="12.878cm" svg:x="0cm" svg:y="2.387cm">
          <draw:text-box>
            <text:p><text:span text:style-name="T5">def solution(A):</text:span></text:p>
            <text:p><text:span text:style-name="T5"><text:s text:c="4"/></text:span><text:span text:style-name="T5">N = len(A)</text:span></text:p>
            <text:p/>
            <text:p><text:span text:style-name="T5"><text:s text:c="4"/></text:span><text:span text:style-name="T5"># Calculate prefix sums</text:span></text:p>
            <text:p><text:span text:style-name="T5"><text:s text:c="4"/></text:span><text:span text:style-name="T5">prefix_sums = [0] * (N + 1)</text:span></text:p>
            <text:p><text:span text:style-name="T5"><text:s text:c="4"/></text:span><text:span text:style-name="T5">for i in range(1, N + 1):</text:span></text:p>
            <text:p><text:span text:style-name="T5"><text:s text:c="8"/></text:span><text:span text:style-name="T5">prefix_sums[i] = prefix_sums[i - 1] + A[i - 1]</text:span></text:p>
            <text:p/>
            <text:p><text:span text:style-name="T5"><text:s text:c="4"/></text:span><text:span text:style-name="T5"># Initialize the starting position to 0 and the minimum average to the average of the first two elements</text:span></text:p>
            <text:p><text:span text:style-name="T5"><text:s text:c="4"/></text:span><text:span text:style-name="T5">min_avg = (A[0] + A[1]) / 2.0</text:span></text:p>
            <text:p><text:span text:style-name="T5"><text:s text:c="4"/></text:span><text:span text:style-name="T5">min_start = 0</text:span></text:p>
            <text:p/>
            <text:p><text:span text:style-name="T5"><text:s text:c="4"/></text:span><text:span text:style-name="T5">for i in range(2, N):</text:span></text:p>
            <text:p><text:span text:style-name="T5"><text:s text:c="8"/></text:span><text:span text:style-name="T5"># Calculate the average of a slice of length 2 using prefix sums</text:span></text:p>
            <text:p><text:span text:style-name="T5"><text:s text:c="8"/></text:span><text:span text:style-name="T5">avg_2 = (prefix_sums[i] - prefix_sums[i - 2]) / 2.0</text:span></text:p>
            <text:p><text:span text:style-name="T5"><text:s text:c="8"/></text:span><text:span text:style-name="T5">if avg_2 &lt; min_avg:</text:span></text:p>
            <text:p><text:span text:style-name="T5"><text:s text:c="12"/></text:span><text:span text:style-name="T5">min_avg = avg_2</text:span></text:p>
            <text:p><text:span text:style-name="T5"><text:s text:c="12"/></text:span><text:span text:style-name="T5">min_start = i - 1</text:span></text:p>
            <text:p/>
            <text:p><text:span text:style-name="T5"><text:s text:c="8"/></text:span><text:span text:style-name="T5"># Calculate the average of a slice of length 3 using prefix sums</text:span></text:p>
            <text:p><text:span text:style-name="T5"><text:s text:c="8"/></text:span><text:span text:style-name="T5">avg_3 = (prefix_sums[i] - prefix_sums[i - 3]) / 3.0</text:span></text:p>
            <text:p><text:span text:style-name="T5"><text:s text:c="8"/></text:span><text:span text:style-name="T5">if avg_3 &lt; min_avg:</text:span></text:p>
            <text:p><text:span text:style-name="T5"><text:s text:c="12"/></text:span><text:span text:style-name="T5">min_avg = avg_3</text:span></text:p>
            <text:p><text:span text:style-name="T5"><text:s text:c="12"/></text:span><text:span text:style-name="T5">min_start = i - 2</text:span></text:p>
            <text:p/>
            <text:p><text:span text:style-name="T5"><text:s text:c="4"/></text:span><text:span text:style-name="T5">return min_start</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Line of reasoning</text:p>
          </draw:text-box>
        </draw:frame>
        <draw:frame draw:style-name="gr9" draw:text-style-name="P2" draw:layer="layout" svg:width="27.94cm" svg:height="12.888cm" svg:x="0cm" svg:y="1.94cm">
          <draw:text-box>
            <text:p><text:span text:style-name="T6">Can you explain this reasoning:</text:span></text:p>
            <text:p><text:span text:style-name="T7"/></text:p>
            <text:p><text:span text:style-name="T6">To solve this problem efficiently, you can use the fact that the minimum average slice must be of length 2 or 3. Any larger slice can be split into smaller slices, and if the larger slice has a lower average, one of its smaller slices will also have a lower average.</text:span></text:p>
            <text:p><text:span text:style-name="T7"/></text:p>
            <text:p><text:span text:style-name="T3">The reasoning behind this observation is based on the idea that if you have a slice of length greater than 3 with a lower average, you can always find a sub-slice within it that has an even lower average. Let's break it down:</text:span></text:p>
            <text:p/>
            <text:p><text:span text:style-name="T3"><text:s text:c="4"/></text:span><text:span text:style-name="T3">Slice of length 2:</text:span></text:p>
            <text:p><text:span text:style-name="T3"><text:s text:c="8"/></text:span><text:span text:style-name="T3">There are only two elements, so the average is simply the sum of those two elements divided by 2.</text:span></text:p>
            <text:p/>
            <text:p><text:span text:style-name="T3"><text:s text:c="4"/></text:span><text:span text:style-name="T3">Slice of length 3:</text:span></text:p>
            <text:p><text:span text:style-name="T3"><text:s text:c="8"/></text:span><text:span text:style-name="T3">If you have a slice of length 3, there are only two sub-slices within it: one of length 2 and another of length 1.</text:span></text:p>
            <text:p><text:span text:style-name="T3"><text:s text:c="8"/></text:span><text:span text:style-name="T3">If the average of the slice of length 3 is lower than the average of the slice of length 2, then the average of the slice of length 1 will be even lower.</text:span></text:p>
            <text:p/>
            <text:p><text:span text:style-name="T3"><text:s text:c="4"/></text:span><text:span text:style-name="T3">Slice of length greater than 3:</text:span></text:p>
            <text:p><text:span text:style-name="T3"><text:s text:c="8"/></text:span><text:span text:style-name="T3">For a slice of length greater than 3, you can always find a sub-slice of length 2 or 3 within it.</text:span></text:p>
            <text:p><text:span text:style-name="T3"><text:s text:c="8"/></text:span><text:span text:style-name="T3">If the average of the larger slice is lower, then the average of one of its sub-slices (either of length 2 or 3) will be even lower.</text:span></text:p>
            <text:p><text:span text:style-name="T3"><text:s text:c="8"/></text:span><text:span text:style-name="T3">Therefore, it is sufficient to consider only slices of length 2 and 3 when searching for the minimum average slice.</text:span></text:p>
            <text:p/>
            <text:p><text:span text:style-name="T3">This observation simplifies the problem, as you don't need to consider all possible slice lengths. By focusing on slices of length 2 and 3, you can reduce the computational complexity of the algorithm.</text:span></text:p>
            <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presentation:user-transformed="true">
          <draw:text-box/>
        </draw:frame>
        <draw:frame draw:style-name="gr10" draw:text-style-name="P2" draw:layer="layout" svg:width="18.415cm" svg:height="5.715cm" svg:x="0.635cm" svg:y="2.54cm">
          <draw:text-box>
            <text:p>Detected time complexity:O(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sts</text:p>
          </draw:text-box>
        </draw:frame>
        <draw:frame draw:style-name="gr11" draw:text-style-name="P5" draw:layer="layout" svg:width="13.835cm" svg:height="12.338cm" svg:x="0.135cm" svg:y="2.04cm">
          <draw:text-box>
            <text:p text:style-name="P4"><text:span text:style-name="T8">Correctness tests</text:span></text:p>
            <text:p text:style-name="P4"/>
            <text:p text:style-name="P4">double_quadruple</text:p>
            <text:p text:style-name="P4">two or four elements</text:p>
            <text:p text:style-name="P4"/>
            <text:p text:style-name="P4">simple1</text:p>
            <text:p text:style-name="P4">simple test, the best slice has length 3</text:p>
            <text:p text:style-name="P4"/>
            <text:p text:style-name="P4">simple2</text:p>
            <text:p text:style-name="P4">simple test, the best slice has length 3</text:p>
            <text:p text:style-name="P4"/>
            <text:p text:style-name="P4">small_random</text:p>
            <text:p text:style-name="P4">random, length = 100</text:p>
            <text:p text:style-name="P4"/>
            <text:p text:style-name="P4">medium_range</text:p>
            <text:p text:style-name="P4">increasing, decreasing (legth = ~100) and small functional</text:p>
          </draw:text-box>
        </draw:frame>
        <draw:frame draw:style-name="gr12" draw:text-style-name="P5" draw:layer="layout" svg:width="12.7cm" svg:height="12.338cm" svg:x="14.605cm" svg:y="2.04cm">
          <draw:text-box>
            <text:p text:style-name="P4"><text:span text:style-name="T8">Performance Tests</text:span></text:p>
            <text:p text:style-name="P6"/>
            <text:p text:style-name="P6">medium_random</text:p>
            <text:p text:style-name="P6">random, N = ~700</text:p>
            <text:p text:style-name="P6"/>
            <text:p text:style-name="P6">large_ones</text:p>
            <text:p text:style-name="P6">numbers from -1 to 1, N = ~100,000</text:p>
            <text:p text:style-name="P6"/>
            <text:p text:style-name="P6">large_random</text:p>
            <text:p text:style-name="P6">random, N = ~100,000</text:p>
            <text:p text:style-name="P6"/>
            <text:p text:style-name="P6">extreme_values</text:p>
            <text:p text:style-name="P6">all maximal values, N = ~100,000</text:p>
            <text:p text:style-name="P6"/>
            <text:p text:style-name="P6">large_sequence</text:p>
            <text:p text:style-name="P6">many sequences, N = ~100,000</text:p>
            <text:p text:style-name="P6"/>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8:11:33.804923449</meta:creation-date>
    <meta:editing-duration>PT24M48S</meta:editing-duration>
    <meta:editing-cycles>18</meta:editing-cycles>
    <meta:generator>LibreOffice/7.6.3.2$Linux_X86_64 LibreOffice_project/29d686fea9f6705b262d369fede658f824154cc0</meta:generator>
    <dc:title>Blue Curve</dc:title>
    <dc:date>2024-01-15T18:36:30.992596108</dc:date>
    <meta:document-statistic meta:object-count="76"/>
  </office:meta>
</office:document-meta>
</file>